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392cm" svg:height="8.095cm" svg:x="0.8cm" svg:y="1.3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29T15:36:19.605524869</dc:date>
    <meta:editing-duration>PT6M23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93cm" svg:height="8.096cm" xlink:href="." xlink:type="simple" chart:class="chart:scatter" chart:style-name="ch1">
        <chart:plot-area chart:style-name="ch2" chart:data-source-has-labels="both" svg:x="0.287cm" svg:y="0.161cm" svg:width="13.819cm" svg:height="7.774cm">
          <chart:coordinate-region svg:x="0.829cm" svg:y="0.36cm" svg:width="13.183cm" svg:height="7.37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8821662663703">
                <text:p>0.18821662663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628215181562565">
                <text:p>0.0628215181562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62821518156256">
                <text:p>-0.062821518156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436286482793084">
                <text:p>-0.436286482793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677475840490585">
                <text:p>-0.6774758404905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628215181562567">
                <text:p>-0.06282151815625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0628215181562557">
                <text:p>0.06282151815625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677475840490584">
                <text:p>0.6774758404905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851558583130143">
                <text:p>0.8515585831301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